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lyUPC" svg:font-family="LilyUPC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lyUPC" style:font-name-asian="LilyUPC" style:font-name-complex="LilyUP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19.7908333333333cm"/>
    </style:style>
    <style:style style:name="co3" style:family="table-column">
      <style:table-column-properties fo:break-before="auto" style:column-width="38.443958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Поиск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Мероприя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Пред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Выбор мест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Выходные данные и контактная информация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Выходные данные и контактная информация<text:s/><text:span text:style-name="T2">–</text:span><text:s/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Достопримечательн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Страница не найден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Местные новости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<text:s/><text:span text:style-name="T2">–</text:span><text:s/>это ваш виртуальный гид по Германии. Здесь вы узнаете местную информацию и информацию о мероприятиях, а также сможете получить консультации<text:s/><text:span text:style-name="T2">–</text:span><text:s/>всегда актуально и на вашем языке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Создать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К сожалению, ваш язык здесь не используется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Выбор язык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Последнее изменение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Местная информац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Пред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Мероприя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Нов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Ново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К сожалению, этот язык не поддерживается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К сожалению, этот город не найден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К сожалению, эта страница не найден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К сожалению, это событие не найдено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К сожалению, это предложение не найдено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К сожалению, эта достопримечательность не найден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К сожалению, эта страница не найден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Не удалось соединиться с сервером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Не удалось обработать запрос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Не удалось обработать ответ сервер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Произошла неизвестная ошибк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Повторить попытку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К сожалению, не удалось загрузить страницу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Выбор языка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К начальной страниц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К категория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К мероприятия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К предложения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Ошибк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Произошла ошибк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К сожалению, сменить язык не удалось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Выбранный язык недоступен в автономном режиме. Необходимо подключение к Интернету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Мест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Дат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Мероприя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Актуальные мероприятия отсутствуют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Технические функци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Содержимое ресурса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Предложение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Контактная информация и выходные данны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Поиск п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Содержимое страницы "{{page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Содержимое мероприятия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Отправ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При отправке отзыва произошла ошибка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Отзы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Что вам помогло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Что мы можем улучшить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Чего касается этот отзыв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Содержит ли эта страница полезную информацию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Д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Не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К сожалению, подходящие результаты не найдены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Ваш отзыв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Не нашли того, что искали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Какая информация здесь отсутствует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Отзыв отправле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Большое спасибо за отзыв. Ваши отзывы помогают нам улучшать содержимое и функции приложения {{appName}}. Мы будем рады получить дополнительную обратную связь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Закры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Эта страница не содержит полезной информаци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Эта страница содержит полезную информацию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<text:s/><text:span text:style-name="T2">–</text:span><text:s/>это ваш цифровой гид по Германи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Поиск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Быстрый поиск необходимой информации по ключевым слова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Смена язык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Простая смена языка отдельных страни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Мероприя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Актуальные мероприятия и события рядом с вам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Пред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Поиск работы, поиск стажировки и многое другое рядом с вам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Настройк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Нажав на кнопку "{{accept}}", я разрешаю приложению {{appName}}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Стабильность при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 улучшать приложение {{appName}} при помощи автоматической отправки сообщений о сбоя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-уведомл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 отправлять мне актуальные местные новости при помощи push-уведомлени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Близлежащие населенные пункты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 предлагать близлежащие населенные пункты на основе моих GPS-координа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Пропуст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Дале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Отмен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Сохран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Настро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Отклон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Приня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Политика конфиденциальн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Поиск населенного пункт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Близлежащие населенные пункты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Близлежащих населенных пунктов не найдено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Примечани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Для отображения близлежащих населенных пунктов активируйте службу геолокации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Необходим доступ к данным о местоположени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1">
            <text:p>Определить местоположение…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Определение местоположения деактивирован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Не удалось определить местоположени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Обновить список населенных пункто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Выходные данные и контактная информац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Защита данны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Пред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Местная информац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Мероприят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Мероприятия отсутствую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Нов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Недоступно на других языка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Перевод недоступен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Поиск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Изменить местоположени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Изменить язык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Настройк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Поделитьс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Отмен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Найдено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К сожалению, не удалось поделиться содержимым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Выходные данны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Нов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Ново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Местные нов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Новое рядом с вам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Местная информац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Подробне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В настоящий момент новости отсутствуют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В настоящий момент ничего нового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Пред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Поиск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Стабильность прилож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Повышение стабильности работы приложения {{appName}} путем автоматической отправки сообщений о сбоя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-уведомлен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Push-уведомления необходимы для получения самых актуальных местных новосте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Близлежащие населенные пункты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При помощи GPS-координат вы будете узнавать о предложениях в близлежащих населенных пункта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Информация о приложении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Политика конфиденциальност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Версия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Лицензии на ПО с открытым исходным кодом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Разреши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Отключить функцию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Необходим доступ к местоположению для поиска близлежащих населенных пункто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Необходимы права на отправку push-уведомлени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Деактивирова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Актуальную научную информацию вы найдете в Федеральном центре медицинского просвещения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2">
            <text:p><text:a xlink:href="https://www.infektionsschutz.de/coronavirus/">https://www.infektionsschutz.de/coronavirus/</text:a></text:p>
          </table:table-cell>
          <table:table-cell office:value-type="string" table:style-name="ce2">
            <text:p><text:a xlink:href="https://www.infektionsschutz.de/coronavirus/">https://www.infektionsschutz.de/coronavirus/</text:a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Подробне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Закрыть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Предложения отсутствую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Предложения отсутствуют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Отоплени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Вода/канализаци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Вывоз мусор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Очистка тру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Проче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Гараж/парковочное мест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Проче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Кухн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Ванна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Туале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Детская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Детская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Детская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Спальн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Гостина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Прихожа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Кладовая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Подвал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Балкон/терраса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lyUPC" svg:font-family="LilyUPC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erfect.Text</dc:creator>
    <dc:date>2020-08-09T23:32:01Z</dc:date>
  </office:meta>
</office:document-meta>
</file>